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3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5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6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46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99cm"/>
    </style:style>
    <style:style style:name="gr10" style:family="graphic" style:parent-style-name="standard">
      <style:graphic-properties draw:textarea-horizontal-align="justify" draw:textarea-vertical-align="middle" draw:auto-grow-height="false" fo:min-height="3.55cm" fo:min-width="3.7cm"/>
    </style:style>
    <style:style style:name="gr11" style:family="graphic" style:parent-style-name="standard">
      <style:graphic-properties draw:textarea-horizontal-align="justify" draw:textarea-vertical-align="middle" draw:auto-grow-height="false" fo:min-height="0.75cm" fo:min-width="2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11cm" svg:y="7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.9cm" svg:x="1.9cm" svg:y="6.1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5.6cm" svg:x="15.9cm" svg:y="7.4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1cm" svg:height="0.9cm" svg:x="12.2cm" svg:y="7.5cm">
          <text:p text:style-name="P1"><text:span text:style-name="T1">SortingHa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8cm" svg:x="3.2cm" svg:y="10.1cm">
          <text:p text:style-name="P1"><text:span text:style-name="T2">Items API I/O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3.3cm" svg:x="6.5cm" svg:y="6.6cm">
          <text:p text:style-name="P1"><text:span text:style-name="T2">Items</text:span></text:p>
          <text:p text:style-name="P1"><text:span text:style-name="T2">API </text:span></text:p>
          <text:p text:style-name="P1"><text:span text:style-name="T2">I/O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7cm" svg:y1="8.2cm" svg:x2="11.1cm" svg:y2="9.1cm">
          <text:p/>
        </draw:line>
        <draw:line draw:style-name="gr7" draw:text-style-name="P2" draw:layer="layout" svg:x1="14.4cm" svg:y1="9.3cm" svg:x2="15.9cm" svg:y2="9.3cm">
          <text:p/>
        </draw:line>
        <draw:frame draw:style-name="gr8" draw:text-style-name="P3" draw:layer="layout" svg:width="3.961cm" svg:height="0.649cm" svg:x="16.2cm" svg:y="11.251cm">
          <draw:text-box>
            <text:p><text:span text:style-name="T3">Elastic/MySQL/Others</text:span></text:p>
          </draw:text-box>
        </draw:frame>
        <draw:frame draw:style-name="gr9" draw:text-style-name="P3" draw:layer="layout" svg:width="4.49cm" svg:height="0.649cm" svg:x="2.71cm" svg:y="8.8cm">
          <draw:text-box>
            <text:p><text:span text:style-name="T3">Elastic/Cassandra/Others</text:span></text:p>
          </draw:text-box>
        </draw:frame>
        <draw:custom-shape draw:style-name="gr10" draw:text-style-name="P1" draw:layer="layout" svg:width="4.2cm" svg:height="3.8cm" svg:x="10cm" svg:y="1.1cm">
          <text:p text:style-name="P1">SortingHat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3cm" svg:height="0.8cm" svg:x="10.5cm" svg:y="3.8cm">
          <text:p text:style-name="P1"><text:span text:style-name="T2"><text:s/></text:span><text:span text:style-name="T2">API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8cm" svg:height="1cm" svg:x="9.6cm" svg:y="5.9cm">
          <text:p text:style-name="P1"><text:span text:style-name="T2">o2sh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7.7cm" svg:y1="7.1cm" svg:x2="9.7cm" svg:y2="6.4cm">
          <text:p/>
        </draw:line>
        <draw:line draw:style-name="gr7" draw:text-style-name="P2" draw:layer="layout" svg:x1="10.5cm" svg:y1="5.9cm" svg:x2="11.3cm" svg:y2="4.6cm">
          <text:p/>
        </draw:line>
        <draw:line draw:style-name="gr7" draw:text-style-name="P2" draw:layer="layout" svg:x1="13.7cm" svg:y1="7.5cm" svg:x2="13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2-11T10:14:41.325042162</dc:date>
    <dc:creator>acs </dc:creator>
    <meta:editing-duration>PT37M3S</meta:editing-duration>
    <meta:editing-cycles>10</meta:editing-cycles>
    <meta:generator>LibreOffice/5.0.2.2$Linux_X86_64 LibreOffice_project/00m0$Build-2</meta:generator>
    <meta:document-statistic meta:object-count="16"/>
  </office:meta>
</office:document-meta>
</file>